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4">
      <style:text-properties fo:font-weight="bold" style:font-weight-asian="bold" style:font-weight-complex="bold"/>
    </style:style>
    <style:style style:name="P3" style:family="paragraph" style:parent-style-name="Standard" style:list-style-name="L3">
      <style:text-properties fo:font-weight="bold" style:font-weight-asian="bold" style:font-weight-complex="bold"/>
    </style:style>
    <style:style style:name="P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 style:list-style-name="L4"/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Главная статья:</text:p>
      <text:p text:style-name="Standard">Статья 12 п2.1 ФЗ об ОСАГО</text:p>
      <text:p text:style-name="Standard">Размер подлежащих возмещению убытков при причинении вреда имуществу</text:p>
      <text:p text:style-name="Standard">потерпевшего определяется:</text:p>
      <text:p text:style-name="Standard">а) ...</text:p>
      <text:p text:style-name="Standard">б) в случае повреждения имущества потерпевшего - в размере расходов, необходимых для</text:p>
      <text:p text:style-name="Standard">приведения имущества в состояние, в котором оно находилось до момента наступления</text:p>
      <text:p text:style-name="Standard">страхового случая.</text:p>
      <text:p text:style-name="Standard"/>
      <text:p text:style-name="Standard">Попал в ДТП. Подал документы в страховую компанию виновника. Страховая компания выплатила мне 18 232.60 р. Я считаю что эта сумма ниже той суммы которая нужна для</text:p>
      <text:p text:style-name="Standard">приведения автомобиля в состояние, в котором оно находилось до момента наступления</text:p>
      <text:p text:style-name="Standard">страхового случая. т. к. уже покупка половины запчастей стоимостью уже выше чем вся выплата. Факт занижения выплаты также подтверждается заключением независимой экспертизы, которую я провёл. </text:p>
      <text:p text:style-name="Standard">Считаю, что Страховая компания занизила страховую выплату по неизвестным для меня причинам.</text:p>
      <text:p text:style-name="Standard"/>
      <text:p text:style-name="Standard"/>
      <text:p text:style-name="P4">Основание для инициации проведения мною(т.е. пострадавшим) <text:s/>независимой экспертизы:</text:p>
      <text:list xml:id="list2074091941" text:style-name="L4">
        <text:list-item>
          <text:p text:style-name="P2">Если экспертиза была проведена страховой компанией:</text:p>
          <text:p text:style-name="P5"/>
        </text:list-item>
      </text:list>
      <text:p text:style-name="Standard">ПРАВИЛА</text:p>
      <text:p text:style-name="Standard">ОРГАНИЗАЦИИ И ПРОВЕДЕНИЯ НЕЗАВИСИМОЙ</text:p>
      <text:p text:style-name="Standard">ТЕХНИЧЕСКОЙ ЭКСПЕРТИЗЫ ТРАНСПОРТНОГО СРЕДСТВА</text:p>
      <text:p text:style-name="Standard">ПРИ РЕШЕНИИ ВОПРОСА О ВЫПЛАТЕ СТРАХОВОГО ВОЗМЕЩЕНИЯ</text:p>
      <text:p text:style-name="Standard">ПО ДОГОВОРУ ОБЯЗАТЕЛЬНОГО СТРАХОВАНИЯ ГРАЖДАНСКОЙ</text:p>
      <text:p text:style-name="Standard">ОТВЕТСТВЕННОСТИ ВЛАДЕЛЬЦА ТРАНСПОРТНОГО СРЕДСТВА</text:p>
      <text:p text:style-name="Standard"/>
      <text:p text:style-name="Standard">введенные</text:p>
      <text:p text:style-name="Standard"/>
      <text:p text:style-name="Standard">ПОСТАНОВЛЕНИЕм</text:p>
      <text:p text:style-name="Standard">от 24 апреля 2003 г. N 238</text:p>
      <text:p text:style-name="Standard">ОБ ОРГАНИЗАЦИИ НЕЗАВИСИМОЙ</text:p>
      <text:p text:style-name="Standard">ТЕХНИЧЕСКОЙ ЭКСПЕРТИЗЫ ТРАНСПОРТНЫХ СРЕДСТВ</text:p>
      <text:p text:style-name="Standard"/>
      <text:p text:style-name="Standard">21. В случае несогласия страховщика (потерпевшего) с выводами экспертизы им может быть</text:p>
      <text:p text:style-name="Standard">организовано проведение повторной (в том числе комиссионной) экспертизы с привлечением</text:p>
      <text:p text:style-name="Standard">другого эксперта-техника (экспертной организации). Расходы, связанные с назначением и</text:p>
      <text:p text:style-name="Standard">проведением повторной (в том числе комиссионной) экспертизы, оплачиваются за счет средств</text:p>
      <text:p text:style-name="Standard">инициатора проведения такой экспертизы, если страховщик и потерпевший между собой не</text:p>
      <text:p text:style-name="Standard">договорились об ином.</text:p>
      <text:p text:style-name="Standard"/>
      <text:list xml:id="list1965999992" text:style-name="L3">
        <text:list-item>
          <text:p text:style-name="P3">Экспертиза не была проведена страховой компанией:</text:p>
        </text:list-item>
      </text:list>
      <text:p text:style-name="Standard">ФЗ бо ОСАГО</text:p>
      <text:p text:style-name="Standard">Статья 12.</text:p>
      <text:p text:style-name="Standard">4. Если после проведенного страховщиком осмотра поврежденного имущества страховщик и</text:p>
      <text:p text:style-name="Standard">потерпевший не достигли согласия о размере страховой выплаты, страховщик обязан</text:p>
      <text:p text:style-name="Standard">организовать независимую экспертизу (оценку), а потерпевший - предоставить поврежденное</text:p>
      <text:p text:style-name="Standard"><text:soft-page-break/>имущество для проведения независимой экспертизы (оценки).</text:p>
      <text:p text:style-name="Standard">Если страховщик не осмотрел поврежденное имущество и (или) не организовал его</text:p>
      <text:p text:style-name="Standard">независимую экспертизу (оценку) в установленный пунктом 3 настоящей статьи срок, потерпевший</text:p>
      <text:p text:style-name="Standard">вправе обратиться самостоятельно за такой экспертизой (оценкой), не представляя поврежденное</text:p>
      <text:p text:style-name="Standard">имущество страховщику для осмотра.</text:p>
      <text:p text:style-name="Standard">(п. 4 в ред. Федерального закона от 01.12.2007 N 306-ФЗ)</text:p>
      <text:p text:style-name="Standard"/>
      <text:p text:style-name="Standard"/>
      <text:p text:style-name="P1">Основание для возмещения убытков:</text:p>
      <text:p text:style-name="Standard"/>
      <text:p text:style-name="Standard">ФЗ об ОСАГО</text:p>
      <text:p text:style-name="Standard"/>
      <text:p text:style-name="Standard">Статья 12</text:p>
      <text:p text:style-name="Standard">5. Стоимость независимой экспертизы (оценки), на основании которой произведена</text:p>
      <text:p text:style-name="Standard">страховая выплата, включается в состав убытков, подлежащих возмещению страховщиком по</text:p>
      <text:p text:style-name="Standard">договору обязательного страхования.</text:p>
      <text:p text:style-name="Standard"/>
      <text:p text:style-name="Standard">ГПК</text:p>
      <text:p text:style-name="Standard"/>
      <text:p text:style-name="Standard">Статья 98. Распределение судебных расходов между сторонами</text:p>
      <text:section text:style-name="Sect1" text:name="p818">
        <text:p text:style-name="Standard"><text:bookmark text:name="segm132"/>1. Стороне, в пользу которой состоялось решение суда, суд присуждает возместить с другой стороны все понесенные по делу судебные расходы, за исключением случаев, предусмотренных частью второй <text:bookmark text:name="r1"/><text:bookmark text:name="segm131"/><text:span text:style-name="Q">статьи</text:span><text:bookmark text:name="r"/><text:span text:style-name="Q"> 96</text:span> настоящего Кодекса. В случае, если иск удовлетворен частично, указанные в настоящей <text:bookmark text:name="segm13"/>статье судебные расходы присуждаются истцу пропорционально размеру удовлетворенных судом исковых требований, а ответчику пропорционально той части исковых требований, в которой истцу отказано.</text:p>
      </text:section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 </meta:initial-creator>
    <meta:creation-date>2011-12-04T18:40:21</meta:creation-date>
    <dc:date>2011-12-04T19:54:58</dc:date>
    <dc:creator>andrey </dc:creator>
    <meta:editing-duration>PT1H14M37S</meta:editing-duration>
    <meta:editing-cycles>7</meta:editing-cycles>
    <meta:generator>LibreOffice/3.4$Unix LibreOffice_project/340m1$Build-402</meta:generator>
    <meta:printed-by>andrey </meta:printed-by>
    <meta:print-date>2011-12-04T19:54:35</meta:print-date>
    <meta:document-statistic meta:table-count="0" meta:image-count="0" meta:object-count="0" meta:page-count="2" meta:paragraph-count="53" meta:word-count="432" meta:character-count="3357" meta:non-whitespace-character-count="2947"/>
  </office:meta>
</office:document-meta>
</file>